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264.65">
            <text:p>264.650</text:p>
          </table:table-cell>
          <table:table-cell office:value-type="float" office:value="10">
            <text:p>10</text:p>
          </table:table-cell>
          <table:table-cell table:formula="of:=[.C3]*1.01" office:value-type="float" office:value="292.338245490075">
            <text:p>292.3382</text:p>
          </table:table-cell>
          <table:table-cell table:style-name="ce6" office:value-type="float" office:value="13.49">
            <text:p>13.49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4.9013524717971">
            <text:p>14.9014</text:p>
          </table:table-cell>
          <table:table-cell table:style-name="ce6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13.3548814962215">
            <text:p>13.3549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6.971">
            <text:p>6.971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7.70032083624151">
            <text:p>7.7003</text:p>
          </table:table-cell>
          <table:table-cell table:style-name="ce6" office:value-type="float" office:value="25.54">
            <text:p>25.54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8.2120490830022">
            <text:p>28.2120</text:p>
          </table:table-cell>
          <table:table-cell table:style-name="ce6" office:value-type="float" office:value="22.9">
            <text:p>22.9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25.2958466719166">
            <text:p>25.295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264.65">
            <text:p>264.65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289.443807415916">
            <text:p>289.4438</text:p>
          </table:table-cell>
          <table:table-cell table:style-name="ce7" table:formula="of:=[.D2]" office:value-type="float" office:value="13.49">
            <text:p>13.49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4.753814328512">
            <text:p>14.7538</text:p>
          </table:table-cell>
          <table:table-cell table:style-name="ce7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13.2226549467539">
            <text:p>13.2227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6.971">
            <text:p>6.971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7.62408003588268">
            <text:p>7.6241</text:p>
          </table:table-cell>
          <table:table-cell table:style-name="ce7" table:formula="of:=[.V2]" office:value-type="float" office:value="25.54">
            <text:p>25.54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7.9327218643586">
            <text:p>27.9327</text:p>
          </table:table-cell>
          <table:table-cell table:style-name="ce7" table:formula="of:=[.Y2]" office:value-type="float" office:value="22.9">
            <text:p>22.9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25.0453927444719">
            <text:p>25.0454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264.65">
            <text:p>264.65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286.578027144471">
            <text:p>286.5780</text:p>
          </table:table-cell>
          <table:table-cell table:style-name="ce7" table:formula="of:=[.D3]" office:value-type="float" office:value="13.49">
            <text:p>13.49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4.6077369589228">
            <text:p>14.6077</text:p>
          </table:table-cell>
          <table:table-cell table:style-name="ce7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13.0917375710435">
            <text:p>13.0917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6.971">
            <text:p>6.971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7.54859409493335">
            <text:p>7.5486</text:p>
          </table:table-cell>
          <table:table-cell table:style-name="ce7" table:formula="of:=[.V3]" office:value-type="float" office:value="25.54">
            <text:p>25.54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7.6561602617412">
            <text:p>27.6562</text:p>
          </table:table-cell>
          <table:table-cell table:style-name="ce7" table:formula="of:=[.Y3]" office:value-type="float" office:value="22.9">
            <text:p>22.9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24.797418558883">
            <text:p>24.797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264.65">
            <text:p>264.65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83.74062093512">
            <text:p>283.7406</text:p>
          </table:table-cell>
          <table:table-cell table:style-name="ce7" table:formula="of:=[.D4]" office:value-type="float" office:value="13.49">
            <text:p>13.49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4.4631058999236">
            <text:p>14.4631</text:p>
          </table:table-cell>
          <table:table-cell table:style-name="ce7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12.9621164069738">
            <text:p>12.962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6.971">
            <text:p>6.971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7.47385553953797">
            <text:p>7.4739</text:p>
          </table:table-cell>
          <table:table-cell table:style-name="ce7" table:formula="of:=[.V4]" office:value-type="float" office:value="25.54">
            <text:p>25.54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7.382336892813">
            <text:p>27.3823</text:p>
          </table:table-cell>
          <table:table-cell table:style-name="ce7" table:formula="of:=[.Y4]" office:value-type="float" office:value="22.9">
            <text:p>22.9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24.5518995632505">
            <text:p>24.5519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264.65">
            <text:p>264.65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80.931307856555">
            <text:p>280.9313</text:p>
          </table:table-cell>
          <table:table-cell table:style-name="ce7" table:formula="of:=[.D5]" office:value-type="float" office:value="13.49">
            <text:p>13.49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4.3199068316075">
            <text:p>14.3199</text:p>
          </table:table-cell>
          <table:table-cell table:style-name="ce7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12.8337786207661">
            <text:p>12.833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6.971">
            <text:p>6.971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7.39985696983957">
            <text:p>7.3999</text:p>
          </table:table-cell>
          <table:table-cell table:style-name="ce7" table:formula="of:=[.V5]" office:value-type="float" office:value="25.54">
            <text:p>25.54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7.1112246463495">
            <text:p>27.1112</text:p>
          </table:table-cell>
          <table:table-cell table:style-name="ce7" table:formula="of:=[.Y5]" office:value-type="float" office:value="22.9">
            <text:p>22.9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24.3088114487629">
            <text:p>24.3088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264.65">
            <text:p>264.65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278.149809758965">
            <text:p>278.1498</text:p>
          </table:table-cell>
          <table:table-cell table:style-name="ce7" table:formula="of:=[.D6]" office:value-type="float" office:value="13.49">
            <text:p>13.49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4.178125575849">
            <text:p>14.1781</text:p>
          </table:table-cell>
          <table:table-cell table:style-name="ce7" table:formula="of:=[.G6]" office:value-type="float" office:value="12.09">
            <text:p>12.09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12.706711505709">
            <text:p>12.7067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6.971">
            <text:p>6.971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7.3265910592471">
            <text:p>7.3266</text:p>
          </table:table-cell>
          <table:table-cell table:style-name="ce7" table:formula="of:=[.V6]" office:value-type="float" office:value="25.54">
            <text:p>25.54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6.842796679554">
            <text:p>26.8428</text:p>
          </table:table-cell>
          <table:table-cell table:style-name="ce7" table:formula="of:=[.Y6]" office:value-type="float" office:value="22.9">
            <text:p>22.9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24.06813014729">
            <text:p>24.0681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264.65">
            <text:p>264.65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75.3958512465">
            <text:p>275.3959</text:p>
          </table:table-cell>
          <table:table-cell table:style-name="ce7" table:formula="of:=[.D7]" office:value-type="float" office:value="13.49">
            <text:p>13.49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4.0377480949">
            <text:p>14.0377</text:p>
          </table:table-cell>
          <table:table-cell table:style-name="ce7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12.5809024809">
            <text:p>12.5809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6.971">
            <text:p>6.971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7.25405055371">
            <text:p>7.2541</text:p>
          </table:table-cell>
          <table:table-cell table:style-name="ce7" table:formula="of:=[.V7]" office:value-type="float" office:value="25.54">
            <text:p>25.54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6.5770264154">
            <text:p>26.5770</text:p>
          </table:table-cell>
          <table:table-cell table:style-name="ce7" table:formula="of:=[.Y7]" office:value-type="float" office:value="22.9">
            <text:p>22.9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23.829831829">
            <text:p>23.8298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264.65">
            <text:p>264.65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72.66915965">
            <text:p>272.6692</text:p>
          </table:table-cell>
          <table:table-cell table:style-name="ce7" table:formula="of:=[.D8]" office:value-type="float" office:value="13.49">
            <text:p>13.49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3.89876049">
            <text:p>13.8988</text:p>
          </table:table-cell>
          <table:table-cell table:style-name="ce7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12.45633909">
            <text:p>12.4563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6.971">
            <text:p>6.971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7.182228271">
            <text:p>7.1822</text:p>
          </table:table-cell>
          <table:table-cell table:style-name="ce7" table:formula="of:=[.V8]" office:value-type="float" office:value="25.54">
            <text:p>25.54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6.31388754">
            <text:p>26.3139</text:p>
          </table:table-cell>
          <table:table-cell table:style-name="ce7" table:formula="of:=[.Y8]" office:value-type="float" office:value="22.9">
            <text:p>22.9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23.5938929">
            <text:p>23.5939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264.65">
            <text:p>264.65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269.969465">
            <text:p>269.9695</text:p>
          </table:table-cell>
          <table:table-cell table:style-name="ce7" table:formula="of:=[.D9]" office:value-type="float" office:value="13.49">
            <text:p>13.49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3.761149">
            <text:p>13.7611</text:p>
          </table:table-cell>
          <table:table-cell table:style-name="ce7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12.333009">
            <text:p>12.333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6.971">
            <text:p>6.971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7.1111171">
            <text:p>7.1111</text:p>
          </table:table-cell>
          <table:table-cell table:style-name="ce7" table:formula="of:=[.V9]" office:value-type="float" office:value="25.54">
            <text:p>25.54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6.053354">
            <text:p>26.0534</text:p>
          </table:table-cell>
          <table:table-cell table:style-name="ce7" table:formula="of:=[.Y9]" office:value-type="float" office:value="22.9">
            <text:p>22.9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23.36029">
            <text:p>23.3603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264.65">
            <text:p>264.65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267.2965">
            <text:p>267.2965</text:p>
          </table:table-cell>
          <table:table-cell table:style-name="ce7" table:formula="of:=[.D10]" office:value-type="float" office:value="13.49">
            <text:p>13.49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3.6249">
            <text:p>13.6249</text:p>
          </table:table-cell>
          <table:table-cell table:style-name="ce7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12.2109">
            <text:p>12.2109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6.971">
            <text:p>6.971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7.04071">
            <text:p>7.0407</text:p>
          </table:table-cell>
          <table:table-cell table:style-name="ce7" table:formula="of:=[.V10]" office:value-type="float" office:value="25.54">
            <text:p>25.54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5.7954">
            <text:p>25.7954</text:p>
          </table:table-cell>
          <table:table-cell table:style-name="ce7" table:formula="of:=[.Y10]" office:value-type="float" office:value="22.9">
            <text:p>22.9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23.129">
            <text:p>23.129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264.65">
            <text:p>264.65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264.65">
            <text:p>264.6500</text:p>
          </table:table-cell>
          <table:table-cell table:style-name="ce7" table:formula="of:=[.D11]" office:value-type="float" office:value="13.49">
            <text:p>13.49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3.49">
            <text:p>13.4900</text:p>
          </table:table-cell>
          <table:table-cell table:style-name="ce7" table:formula="of:=[.G11]" office:value-type="float" office:value="12.09">
            <text:p>12.09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12.09">
            <text:p>12.090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6.971">
            <text:p>6.971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6.971">
            <text:p>6.9710</text:p>
          </table:table-cell>
          <table:table-cell table:style-name="ce7" table:formula="of:=[.V11]" office:value-type="float" office:value="25.54">
            <text:p>25.54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5.54">
            <text:p>25.5400</text:p>
          </table:table-cell>
          <table:table-cell table:style-name="ce7" table:formula="of:=[.Y11]" office:value-type="float" office:value="22.9">
            <text:p>22.9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22.9">
            <text:p>22.9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264.65">
            <text:p>264.65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262.029702970297">
            <text:p>262.0297</text:p>
          </table:table-cell>
          <table:table-cell table:style-name="ce7" table:formula="of:=[.D12]" office:value-type="float" office:value="13.49">
            <text:p>13.49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3.3564356435644">
            <text:p>13.3564</text:p>
          </table:table-cell>
          <table:table-cell table:style-name="ce7" table:formula="of:=[.G12]" office:value-type="float" office:value="12.09">
            <text:p>12.09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11.970297029703">
            <text:p>11.9703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6.971">
            <text:p>6.971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6.9019801980198">
            <text:p>6.9020</text:p>
          </table:table-cell>
          <table:table-cell table:style-name="ce7" table:formula="of:=[.V12]" office:value-type="float" office:value="25.54">
            <text:p>25.54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5.2871287128713">
            <text:p>25.2871</text:p>
          </table:table-cell>
          <table:table-cell table:style-name="ce7" table:formula="of:=[.Y12]" office:value-type="float" office:value="22.9">
            <text:p>22.9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22.6732673267327">
            <text:p>22.6733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264.65">
            <text:p>264.65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259.435349475542">
            <text:p>259.4353</text:p>
          </table:table-cell>
          <table:table-cell table:style-name="ce7" table:formula="of:=[.D13]" office:value-type="float" office:value="13.49">
            <text:p>13.49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3.2241937064994">
            <text:p>13.2242</text:p>
          </table:table-cell>
          <table:table-cell table:style-name="ce7" table:formula="of:=[.G13]" office:value-type="float" office:value="12.09">
            <text:p>12.09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11.8517792373297">
            <text:p>11.8518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6.971">
            <text:p>6.971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6.83364376041565">
            <text:p>6.8336</text:p>
          </table:table-cell>
          <table:table-cell table:style-name="ce7" table:formula="of:=[.V13]" office:value-type="float" office:value="25.54">
            <text:p>25.54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5.0367611018528">
            <text:p>25.0368</text:p>
          </table:table-cell>
          <table:table-cell table:style-name="ce7" table:formula="of:=[.Y13]" office:value-type="float" office:value="22.9">
            <text:p>22.9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22.4487795314185">
            <text:p>22.4488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264.65">
            <text:p>264.65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56.866682649051">
            <text:p>256.8667</text:p>
          </table:table-cell>
          <table:table-cell table:style-name="ce7" table:formula="of:=[.D14]" office:value-type="float" office:value="13.49">
            <text:p>13.49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13.0932610955439">
            <text:p>13.0933</text:p>
          </table:table-cell>
          <table:table-cell table:style-name="ce7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11.7344348884452">
            <text:p>11.7344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6.971">
            <text:p>6.971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6.76598392120361">
            <text:p>6.7660</text:p>
          </table:table-cell>
          <table:table-cell table:style-name="ce7" table:formula="of:=[.V14]" office:value-type="float" office:value="25.54">
            <text:p>25.54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4.788872378072">
            <text:p>24.7889</text:p>
          </table:table-cell>
          <table:table-cell table:style-name="ce7" table:formula="of:=[.Y14]" office:value-type="float" office:value="22.9">
            <text:p>22.9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22.2265143875431">
            <text:p>22.2265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264.65">
            <text:p>264.65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54.323448167377">
            <text:p>254.3234</text:p>
          </table:table-cell>
          <table:table-cell table:style-name="ce7" table:formula="of:=[.D15]" office:value-type="float" office:value="13.49">
            <text:p>13.49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12.9636248470732">
            <text:p>12.9636</text:p>
          </table:table-cell>
          <table:table-cell table:style-name="ce7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11.6182523647972">
            <text:p>11.6183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6.971">
            <text:p>6.971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6.69899398138971">
            <text:p>6.6990</text:p>
          </table:table-cell>
          <table:table-cell table:style-name="ce7" table:formula="of:=[.V15]" office:value-type="float" office:value="25.54">
            <text:p>25.54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4.5434379980911">
            <text:p>24.5434</text:p>
          </table:table-cell>
          <table:table-cell table:style-name="ce7" table:formula="of:=[.Y15]" office:value-type="float" office:value="22.9">
            <text:p>22.9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22.0064498886565">
            <text:p>22.0064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264.65">
            <text:p>264.65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251.805394225126">
            <text:p>251.8054</text:p>
          </table:table-cell>
          <table:table-cell table:style-name="ce7" table:formula="of:=[.D16]" office:value-type="float" office:value="13.49">
            <text:p>13.49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12.835272125815">
            <text:p>12.8353</text:p>
          </table:table-cell>
          <table:table-cell table:style-name="ce7" table:formula="of:=[.G16]" office:value-type="float" office:value="12.09">
            <text:p>12.09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11.5032201631656">
            <text:p>11.5032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6.971">
            <text:p>6.971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6.63266730830665">
            <text:p>6.6327</text:p>
          </table:table-cell>
          <table:table-cell table:style-name="ce7" table:formula="of:=[.V16]" office:value-type="float" office:value="25.54">
            <text:p>25.54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4.3004336614764">
            <text:p>24.3004</text:p>
          </table:table-cell>
          <table:table-cell table:style-name="ce7" table:formula="of:=[.Y16]" office:value-type="float" office:value="22.9">
            <text:p>22.9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21.7885642461945">
            <text:p>21.7886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264.65">
            <text:p>264.65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49.312271510026">
            <text:p>249.3123</text:p>
          </table:table-cell>
          <table:table-cell table:style-name="ce7" table:formula="of:=[.D17]" office:value-type="float" office:value="13.49">
            <text:p>13.49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12.7081902235793">
            <text:p>12.7082</text:p>
          </table:table-cell>
          <table:table-cell table:style-name="ce7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11.3893268942234">
            <text:p>11.3893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6.971">
            <text:p>6.971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6.56699733495708">
            <text:p>6.5670</text:p>
          </table:table-cell>
          <table:table-cell table:style-name="ce7" table:formula="of:=[.V17]" office:value-type="float" office:value="25.54">
            <text:p>25.54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4.0598353083924">
            <text:p>24.0598</text:p>
          </table:table-cell>
          <table:table-cell table:style-name="ce7" table:formula="of:=[.Y17]" office:value-type="float" office:value="22.9">
            <text:p>22.9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21.5728358873213">
            <text:p>21.5728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264.65">
            <text:p>264.65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46.843833178243">
            <text:p>246.8438</text:p>
          </table:table-cell>
          <table:table-cell table:style-name="ce7" table:formula="of:=[.D18]" office:value-type="float" office:value="13.49">
            <text:p>13.49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12.5823665579993">
            <text:p>12.5824</text:p>
          </table:table-cell>
          <table:table-cell table:style-name="ce7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11.2765612814093">
            <text:p>11.2766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6.971">
            <text:p>6.971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6.50197755936344">
            <text:p>6.5020</text:p>
          </table:table-cell>
          <table:table-cell table:style-name="ce7" table:formula="of:=[.V18]" office:value-type="float" office:value="25.54">
            <text:p>25.54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3.8216191172202">
            <text:p>23.8216</text:p>
          </table:table-cell>
          <table:table-cell table:style-name="ce7" table:formula="of:=[.Y18]" office:value-type="float" office:value="22.9">
            <text:p>22.9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21.3592434527934">
            <text:p>21.3592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264.65">
            <text:p>264.65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44.399834829944">
            <text:p>244.3998</text:p>
          </table:table-cell>
          <table:table-cell table:style-name="ce7" table:formula="of:=[.D19]" office:value-type="float" office:value="13.49">
            <text:p>13.49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12.4577886712864">
            <text:p>12.4578</text:p>
          </table:table-cell>
          <table:table-cell table:style-name="ce7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11.1649121598112">
            <text:p>11.1649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6.971">
            <text:p>6.971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6.4376015439242">
            <text:p>6.4376</text:p>
          </table:table-cell>
          <table:table-cell table:style-name="ce7" table:formula="of:=[.V19]" office:value-type="float" office:value="25.54">
            <text:p>25.54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3.5857615021983">
            <text:p>23.5858</text:p>
          </table:table-cell>
          <table:table-cell table:style-name="ce7" table:formula="of:=[.Y19]" office:value-type="float" office:value="22.9">
            <text:p>22.9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21.1477657948449">
            <text:p>21.1478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264.65">
            <text:p>264.65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41.980034485093">
            <text:p>241.9800</text:p>
          </table:table-cell>
          <table:table-cell table:style-name="ce7" table:formula="of:=[.D20]" office:value-type="float" office:value="13.49">
            <text:p>13.49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12.3344442289964">
            <text:p>12.3344</text:p>
          </table:table-cell>
          <table:table-cell table:style-name="ce7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11.0543684750605">
            <text:p>11.0544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6.971">
            <text:p>6.971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6.37386291477644">
            <text:p>6.3739</text:p>
          </table:table-cell>
          <table:table-cell table:style-name="ce7" table:formula="of:=[.V20]" office:value-type="float" office:value="25.54">
            <text:p>25.54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3.3522391110874">
            <text:p>23.3522</text:p>
          </table:table-cell>
          <table:table-cell table:style-name="ce7" table:formula="of:=[.Y20]" office:value-type="float" office:value="22.9">
            <text:p>22.9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20.938381975094">
            <text:p>20.9384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264.65">
            <text:p>264.65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39.584192559498">
            <text:p>239.5842</text:p>
          </table:table-cell>
          <table:table-cell table:style-name="ce7" table:formula="of:=[.D21]" office:value-type="float" office:value="13.49">
            <text:p>13.49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12.2123210188083">
            <text:p>12.2123</text:p>
          </table:table-cell>
          <table:table-cell table:style-name="ce7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10.9449192822382">
            <text:p>10.9449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6.971">
            <text:p>6.971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6.31075536116479">
            <text:p>6.3108</text:p>
          </table:table-cell>
          <table:table-cell table:style-name="ce7" table:formula="of:=[.V21]" office:value-type="float" office:value="25.54">
            <text:p>25.54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3.1210288228588">
            <text:p>23.1210</text:p>
          </table:table-cell>
          <table:table-cell table:style-name="ce7" table:formula="of:=[.Y21]" office:value-type="float" office:value="22.9">
            <text:p>22.9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20.7310712624693">
            <text:p>20.73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44">
            <text:p>1.440</text:p>
          </table:table-cell>
          <table:table-cell office:value-type="float" office:value="10">
            <text:p>10</text:p>
          </table:table-cell>
          <table:table-cell table:formula="of:=[.C26]*1.01" office:value-type="float" office:value="1.59065586059213">
            <text:p>1.590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973143550989">
            <text:p>1.3697</text:p>
          </table:table-cell>
          <table:table-cell table:style-name="ce6" office:value-type="float" office:value="1.285">
            <text:p>1.285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4194394311534">
            <text:p>1.4194</text:p>
          </table:table-cell>
          <table:table-cell table:style-name="ce6" office:value-type="float" office:value="1.422">
            <text:p>1.422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57077266233473">
            <text:p>1.5708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44">
            <text:p>1.44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57490679266548">
            <text:p>1.5749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24">
            <text:p>1.24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616973812861">
            <text:p>1.3562</text:p>
          </table:table-cell>
          <table:table-cell table:style-name="ce7" table:formula="of:=[.V25]" office:value-type="float" office:value="1.285">
            <text:p>1.285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4053855753994">
            <text:p>1.4054</text:p>
          </table:table-cell>
          <table:table-cell table:style-name="ce7" table:formula="of:=[.Y25]" office:value-type="float" office:value="1.422">
            <text:p>1.422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55522045775716">
            <text:p>1.555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44">
            <text:p>1.44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55931365610444">
            <text:p>1.5593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24">
            <text:p>1.24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4274231497882">
            <text:p>1.3427</text:p>
          </table:table-cell>
          <table:table-cell table:style-name="ce7" table:formula="of:=[.V26]" office:value-type="float" office:value="1.285">
            <text:p>1.285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9147086673208">
            <text:p>1.3915</text:p>
          </table:table-cell>
          <table:table-cell table:style-name="ce7" table:formula="of:=[.Y26]" office:value-type="float" office:value="1.422">
            <text:p>1.422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53982223540313">
            <text:p>1.5398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44">
            <text:p>1.44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54387490703409">
            <text:p>1.54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24">
            <text:p>1.24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944783661269">
            <text:p>1.3294</text:p>
          </table:table-cell>
          <table:table-cell table:style-name="ce7" table:formula="of:=[.V27]" office:value-type="float" office:value="1.285">
            <text:p>1.285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7769392745751">
            <text:p>1.3777</text:p>
          </table:table-cell>
          <table:table-cell table:style-name="ce7" table:formula="of:=[.Y27]" office:value-type="float" office:value="1.422">
            <text:p>1.422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52457647069617">
            <text:p>1.524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44">
            <text:p>1.44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52858901686544">
            <text:p>1.5286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24">
            <text:p>1.24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628498674524">
            <text:p>1.3163</text:p>
          </table:table-cell>
          <table:table-cell table:style-name="ce7" table:formula="of:=[.V28]" office:value-type="float" office:value="1.285">
            <text:p>1.285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6405339352229">
            <text:p>1.3641</text:p>
          </table:table-cell>
          <table:table-cell table:style-name="ce7" table:formula="of:=[.Y28]" office:value-type="float" office:value="1.422">
            <text:p>1.422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50948165415462">
            <text:p>1.5095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44">
            <text:p>1.44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513454472144">
            <text:p>1.5135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24">
            <text:p>1.24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303252462124">
            <text:p>1.3033</text:p>
          </table:table-cell>
          <table:table-cell table:style-name="ce7" table:formula="of:=[.V29]" office:value-type="float" office:value="1.285">
            <text:p>1.285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505479143785">
            <text:p>1.3505</text:p>
          </table:table-cell>
          <table:table-cell table:style-name="ce7" table:formula="of:=[.Y29]" office:value-type="float" office:value="1.422">
            <text:p>1.422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4945362912422">
            <text:p>1.4945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44">
            <text:p>1.44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4984697744">
            <text:p>1.4985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24">
            <text:p>1.24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903489724">
            <text:p>1.2903</text:p>
          </table:table-cell>
          <table:table-cell table:style-name="ce7" table:formula="of:=[.V30]" office:value-type="float" office:value="1.285">
            <text:p>1.285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33717615285">
            <text:p>1.3372</text:p>
          </table:table-cell>
          <table:table-cell table:style-name="ce7" table:formula="of:=[.Y30]" office:value-type="float" office:value="1.422">
            <text:p>1.422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47973890222">
            <text:p>1.4797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44">
            <text:p>1.44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48363344">
            <text:p>1.4836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24">
            <text:p>1.24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757324">
            <text:p>1.2776</text:p>
          </table:table-cell>
          <table:table-cell table:style-name="ce7" table:formula="of:=[.V31]" office:value-type="float" office:value="1.285">
            <text:p>1.285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323936785">
            <text:p>1.3239</text:p>
          </table:table-cell>
          <table:table-cell table:style-name="ce7" table:formula="of:=[.Y31]" office:value-type="float" office:value="1.422">
            <text:p>1.422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465088022">
            <text:p>1.4651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44">
            <text:p>1.44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468944">
            <text:p>1.468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24">
            <text:p>1.24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4924">
            <text:p>1.2649</text:p>
          </table:table-cell>
          <table:table-cell table:style-name="ce7" table:formula="of:=[.V32]" office:value-type="float" office:value="1.285">
            <text:p>1.285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3108285">
            <text:p>1.3108</text:p>
          </table:table-cell>
          <table:table-cell table:style-name="ce7" table:formula="of:=[.Y32]" office:value-type="float" office:value="1.422">
            <text:p>1.422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4505822">
            <text:p>1.4506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44">
            <text:p>1.44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4544">
            <text:p>1.454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24">
            <text:p>1.24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524">
            <text:p>1.2524</text:p>
          </table:table-cell>
          <table:table-cell table:style-name="ce7" table:formula="of:=[.V33]" office:value-type="float" office:value="1.285">
            <text:p>1.285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9785">
            <text:p>1.2979</text:p>
          </table:table-cell>
          <table:table-cell table:style-name="ce7" table:formula="of:=[.Y33]" office:value-type="float" office:value="1.422">
            <text:p>1.422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43622">
            <text:p>1.4362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44">
            <text:p>1.44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44">
            <text:p>1.440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24">
            <text:p>1.24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4">
            <text:p>1.2400</text:p>
          </table:table-cell>
          <table:table-cell table:style-name="ce7" table:formula="of:=[.V34]" office:value-type="float" office:value="1.285">
            <text:p>1.285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85">
            <text:p>1.2850</text:p>
          </table:table-cell>
          <table:table-cell table:style-name="ce7" table:formula="of:=[.Y34]" office:value-type="float" office:value="1.422">
            <text:p>1.422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422">
            <text:p>1.422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44">
            <text:p>1.44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42574257425743">
            <text:p>1.425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24">
            <text:p>1.24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772277227723">
            <text:p>1.2277</text:p>
          </table:table-cell>
          <table:table-cell table:style-name="ce7" table:formula="of:=[.V35]" office:value-type="float" office:value="1.285">
            <text:p>1.285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7227722772277">
            <text:p>1.2723</text:p>
          </table:table-cell>
          <table:table-cell table:style-name="ce7" table:formula="of:=[.Y35]" office:value-type="float" office:value="1.422">
            <text:p>1.422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40792079207921">
            <text:p>1.4079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44">
            <text:p>1.44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41162631114597">
            <text:p>1.4116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24">
            <text:p>1.24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556710126458">
            <text:p>1.2156</text:p>
          </table:table-cell>
          <table:table-cell table:style-name="ce7" table:formula="of:=[.V36]" office:value-type="float" office:value="1.285">
            <text:p>1.285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5968042348789">
            <text:p>1.2597</text:p>
          </table:table-cell>
          <table:table-cell table:style-name="ce7" table:formula="of:=[.Y36]" office:value-type="float" office:value="1.422">
            <text:p>1.422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9398098225664">
            <text:p>1.3940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44">
            <text:p>1.44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39764981301581">
            <text:p>1.3976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24">
            <text:p>1.24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20353178343028">
            <text:p>1.2035</text:p>
          </table:table-cell>
          <table:table-cell table:style-name="ce7" table:formula="of:=[.V37]" office:value-type="float" office:value="1.285">
            <text:p>1.285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4720834008702">
            <text:p>1.2472</text:p>
          </table:table-cell>
          <table:table-cell table:style-name="ce7" table:formula="of:=[.Y37]" office:value-type="float" office:value="1.422">
            <text:p>1.422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38017919035311">
            <text:p>1.3802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44">
            <text:p>1.44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38381169605526">
            <text:p>1.3838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24">
            <text:p>1.24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9161562715869">
            <text:p>1.1916</text:p>
          </table:table-cell>
          <table:table-cell table:style-name="ce7" table:formula="of:=[.V38]" office:value-type="float" office:value="1.285">
            <text:p>1.285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23485974266042">
            <text:p>1.2349</text:p>
          </table:table-cell>
          <table:table-cell table:style-name="ce7" table:formula="of:=[.Y38]" office:value-type="float" office:value="1.422">
            <text:p>1.422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36651404985456">
            <text:p>1.3665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44">
            <text:p>1.44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37011059015372">
            <text:p>1.3701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24">
            <text:p>1.24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981745263237">
            <text:p>1.1798</text:p>
          </table:table-cell>
          <table:table-cell table:style-name="ce7" table:formula="of:=[.V39]" office:value-type="float" office:value="1.285">
            <text:p>1.285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22263340857467">
            <text:p>1.2226</text:p>
          </table:table-cell>
          <table:table-cell table:style-name="ce7" table:formula="of:=[.Y39]" office:value-type="float" office:value="1.422">
            <text:p>1.422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3529842077768">
            <text:p>1.35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44">
            <text:p>1.44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35654513876606">
            <text:p>1.3565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24">
            <text:p>1.24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813609171522">
            <text:p>1.1681</text:p>
          </table:table-cell>
          <table:table-cell table:style-name="ce7" table:formula="of:=[.V40]" office:value-type="float" office:value="1.285">
            <text:p>1.285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21052812730166">
            <text:p>1.2105</text:p>
          </table:table-cell>
          <table:table-cell table:style-name="ce7" table:formula="of:=[.Y40]" office:value-type="float" office:value="1.422">
            <text:p>1.422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33958832453148">
            <text:p>1.3396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44">
            <text:p>1.44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34311399877827">
            <text:p>1.343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24">
            <text:p>1.24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657038783685">
            <text:p>1.1566</text:p>
          </table:table-cell>
          <table:table-cell table:style-name="ce7" table:formula="of:=[.V41]" office:value-type="float" office:value="1.285">
            <text:p>1.285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9854270029867">
            <text:p>1.1985</text:p>
          </table:table-cell>
          <table:table-cell table:style-name="ce7" table:formula="of:=[.Y41]" office:value-type="float" office:value="1.422">
            <text:p>1.422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32632507379355">
            <text:p>1.3263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44">
            <text:p>1.44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32981584037453">
            <text:p>1.3298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24">
            <text:p>1.24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511919587807">
            <text:p>1.1451</text:p>
          </table:table-cell>
          <table:table-cell table:style-name="ce7" table:formula="of:=[.V42]" office:value-type="float" office:value="1.285">
            <text:p>1.285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8667594088977">
            <text:p>1.1867</text:p>
          </table:table-cell>
          <table:table-cell table:style-name="ce7" table:formula="of:=[.Y42]" office:value-type="float" office:value="1.422">
            <text:p>1.422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31319314236985">
            <text:p>1.3132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44">
            <text:p>1.44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31664934690547">
            <text:p>1.3166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24">
            <text:p>1.24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378138205749">
            <text:p>1.1338</text:p>
          </table:table-cell>
          <table:table-cell table:style-name="ce7" table:formula="of:=[.V43]" office:value-type="float" office:value="1.285">
            <text:p>1.285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7492667414829">
            <text:p>1.1749</text:p>
          </table:table-cell>
          <table:table-cell table:style-name="ce7" table:formula="of:=[.Y43]" office:value-type="float" office:value="1.422">
            <text:p>1.422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30019123006916">
            <text:p>1.30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44">
            <text:p>1.44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3036132147579">
            <text:p>1.303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24">
            <text:p>1.24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225558238193">
            <text:p>1.1226</text:p>
          </table:table-cell>
          <table:table-cell table:style-name="ce7" table:formula="of:=[.V44]" office:value-type="float" office:value="1.285">
            <text:p>1.285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6329373678048">
            <text:p>1.1633</text:p>
          </table:table-cell>
          <table:table-cell table:style-name="ce7" table:formula="of:=[.Y44]" office:value-type="float" office:value="1.422">
            <text:p>1.422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28731804957342">
            <text:p>1.287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789619">
            <text:p>789619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2277468">
            <text:p>2277468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5.2437853306746">
            <text:p>15.2438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13.8">
            <text:p>13.80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5.0928567630442">
            <text:p>15.0929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13.8">
            <text:p>13.80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4.9434225376675">
            <text:p>14.943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13.8">
            <text:p>13.80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4.7954678590767">
            <text:p>14.7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13.8">
            <text:p>13.80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4.6489780782938">
            <text:p>14.6490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13.8">
            <text:p>13.80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4.50393869138">
            <text:p>14.503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13.8">
            <text:p>13.80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4.360335338">
            <text:p>14.3603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13.8">
            <text:p>13.80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4.2181538">
            <text:p>14.2182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13.8">
            <text:p>13.80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4.07738">
            <text:p>14.077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13.8">
            <text:p>13.80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3.938">
            <text:p>13.9380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13.8">
            <text:p>13.80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3.8">
            <text:p>13.80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13.8">
            <text:p>13.80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3.6633663366337">
            <text:p>13.6634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13.8">
            <text:p>13.80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3.5280854818155">
            <text:p>13.5281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13.8">
            <text:p>13.80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3.3941440414015">
            <text:p>13.3941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13.8">
            <text:p>13.80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3.2615287538629">
            <text:p>13.261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13.8">
            <text:p>13.80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3.1302264889731">
            <text:p>13.1302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13.8">
            <text:p>13.80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3.0002242465081">
            <text:p>13.000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13.8">
            <text:p>13.80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2.8715091549585">
            <text:p>12.8715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13.8">
            <text:p>13.80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2.7440684702559">
            <text:p>12.744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13.8">
            <text:p>13.80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2.6178895745108">
            <text:p>12.6179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13.8">
            <text:p>13.80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2.4929599747632">
            <text:p>12.493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24">
            <text:p>1.24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36973143550989">
            <text:p>1.3697</text:p>
          </table:table-cell>
          <table:table-cell table:style-name="ce6" office:value-type="float" office:value="1.425">
            <text:p>1.42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57408652871097">
            <text:p>1.574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24">
            <text:p>1.24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35616973812861">
            <text:p>1.3562</text:p>
          </table:table-cell>
          <table:table-cell table:style-name="ce7" table:formula="of:=[.Y25]" office:value-type="float" office:value="1.425">
            <text:p>1.42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55850151357521">
            <text:p>1.5585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24">
            <text:p>1.24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34274231497882">
            <text:p>1.3427</text:p>
          </table:table-cell>
          <table:table-cell table:style-name="ce7" table:formula="of:=[.Y26]" office:value-type="float" office:value="1.425">
            <text:p>1.42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54307080552001">
            <text:p>1.5431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24">
            <text:p>1.24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32944783661269">
            <text:p>1.3294</text:p>
          </table:table-cell>
          <table:table-cell table:style-name="ce7" table:formula="of:=[.Y27]" office:value-type="float" office:value="1.425">
            <text:p>1.42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52779287675249">
            <text:p>1.5278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24">
            <text:p>1.24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31628498674524">
            <text:p>1.3163</text:p>
          </table:table-cell>
          <table:table-cell table:style-name="ce7" table:formula="of:=[.Y28]" office:value-type="float" office:value="1.425">
            <text:p>1.42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51266621460643">
            <text:p>1.5127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24">
            <text:p>1.24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303252462124">
            <text:p>1.3033</text:p>
          </table:table-cell>
          <table:table-cell table:style-name="ce7" table:formula="of:=[.Y29]" office:value-type="float" office:value="1.425">
            <text:p>1.42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4976893213925">
            <text:p>1.4977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24">
            <text:p>1.24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2903489724">
            <text:p>1.2903</text:p>
          </table:table-cell>
          <table:table-cell table:style-name="ce7" table:formula="of:=[.Y30]" office:value-type="float" office:value="1.425">
            <text:p>1.42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48286071425">
            <text:p>1.4829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24">
            <text:p>1.24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27757324">
            <text:p>1.2776</text:p>
          </table:table-cell>
          <table:table-cell table:style-name="ce7" table:formula="of:=[.Y31]" office:value-type="float" office:value="1.425">
            <text:p>1.42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468178925">
            <text:p>1.4682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24">
            <text:p>1.24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264924">
            <text:p>1.2649</text:p>
          </table:table-cell>
          <table:table-cell table:style-name="ce7" table:formula="of:=[.Y32]" office:value-type="float" office:value="1.425">
            <text:p>1.42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4536425">
            <text:p>1.4536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24">
            <text:p>1.24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2524">
            <text:p>1.2524</text:p>
          </table:table-cell>
          <table:table-cell table:style-name="ce7" table:formula="of:=[.Y33]" office:value-type="float" office:value="1.425">
            <text:p>1.42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43925">
            <text:p>1.4393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24">
            <text:p>1.24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24">
            <text:p>1.2400</text:p>
          </table:table-cell>
          <table:table-cell table:style-name="ce7" table:formula="of:=[.Y34]" office:value-type="float" office:value="1.425">
            <text:p>1.42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425">
            <text:p>1.42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24">
            <text:p>1.24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22772277227723">
            <text:p>1.2277</text:p>
          </table:table-cell>
          <table:table-cell table:style-name="ce7" table:formula="of:=[.Y35]" office:value-type="float" office:value="1.425">
            <text:p>1.42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1.41089108910891">
            <text:p>1.4109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24">
            <text:p>1.24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21556710126458">
            <text:p>1.2156</text:p>
          </table:table-cell>
          <table:table-cell table:style-name="ce7" table:formula="of:=[.Y36]" office:value-type="float" office:value="1.425">
            <text:p>1.42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1.39692187040486">
            <text:p>1.3969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24">
            <text:p>1.24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20353178343028">
            <text:p>1.2035</text:p>
          </table:table-cell>
          <table:table-cell table:style-name="ce7" table:formula="of:=[.Y37]" office:value-type="float" office:value="1.425">
            <text:p>1.42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1.38309096079689">
            <text:p>1.3831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24">
            <text:p>1.24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19161562715869">
            <text:p>1.1916</text:p>
          </table:table-cell>
          <table:table-cell table:style-name="ce7" table:formula="of:=[.Y38]" office:value-type="float" office:value="1.425">
            <text:p>1.42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1.36939699088801">
            <text:p>1.369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24">
            <text:p>1.24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17981745263237">
            <text:p>1.1798</text:p>
          </table:table-cell>
          <table:table-cell table:style-name="ce7" table:formula="of:=[.Y39]" office:value-type="float" office:value="1.425">
            <text:p>1.42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1.35583860483962">
            <text:p>1.3558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24">
            <text:p>1.24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16813609171522">
            <text:p>1.1681</text:p>
          </table:table-cell>
          <table:table-cell table:style-name="ce7" table:formula="of:=[.Y40]" office:value-type="float" office:value="1.425">
            <text:p>1.42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1.34241446023724">
            <text:p>1.3424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24">
            <text:p>1.24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15657038783685">
            <text:p>1.1566</text:p>
          </table:table-cell>
          <table:table-cell table:style-name="ce7" table:formula="of:=[.Y41]" office:value-type="float" office:value="1.425">
            <text:p>1.42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1.32912322795767">
            <text:p>1.3291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24">
            <text:p>1.24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14511919587807">
            <text:p>1.1451</text:p>
          </table:table-cell>
          <table:table-cell table:style-name="ce7" table:formula="of:=[.Y42]" office:value-type="float" office:value="1.425">
            <text:p>1.42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1.3159635920373">
            <text:p>1.3160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24">
            <text:p>1.24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13378138205749">
            <text:p>1.1338</text:p>
          </table:table-cell>
          <table:table-cell table:style-name="ce7" table:formula="of:=[.Y43]" office:value-type="float" office:value="1.425">
            <text:p>1.42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1.30293424954188">
            <text:p>1.302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24">
            <text:p>1.24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1225558238193">
            <text:p>1.1226</text:p>
          </table:table-cell>
          <table:table-cell table:style-name="ce7" table:formula="of:=[.Y44]" office:value-type="float" office:value="1.425">
            <text:p>1.42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1.2900339104375">
            <text:p>1.290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table:table-column table:style-name="co1" table:number-columns-repeated="4" table:default-cell-style-name="Default"/>
        <table:table-column table:style-name="co1" table:default-cell-style-name="ce12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1.008">
            <text:p>1.008</text:p>
          </table:table-cell>
          <table:table-cell table:formula="of:=100*[.D9]/[.D10]-100" office:value-type="float" office:value="10.7692307692308">
            <text:p>10.77</text:p>
          </table:table-cell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0.91">
            <text:p>0.91</text:p>
          </table:table-cell>
          <table:table-cell table:formula="of:=100*[.D10]/[.D1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1]/[.D1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2]/[.D1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3]/[.D1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5]/[.D16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6]/[.D17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19]/[.D20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0]/[.D21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2]/[.D23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 table:formula="of:=100*[.D23]/[.D24]-100" office:value-type="float" office:value="0">
            <text:p>#DIV/0!</text:p>
          </table:table-cell>
        </table:table-row>
        <table:table-row table:style-name="ro1">
          <table:table-cell table:number-columns-repeated="3"/>
          <table:table-cell/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2015／06／12</text:date>, <text:time>17:10:22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6-12T17:10:22.26</dc:date>
    <meta:editing-duration>P48DT5H35M55S</meta:editing-duration>
    <meta:editing-cycles>168</meta:editing-cycles>
    <meta:generator>OpenOffice/4.1.1$Win32 OpenOffice.org_project/411m6$Build-9775</meta:generator>
    <meta:document-statistic meta:table-count="9" meta:cell-count="4913" meta:object-count="0"/>
  </office:meta>
</office:document-meta>
</file>